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270.7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253.1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2</text:p>
          </table:table-cell>
          <table:table-cell table:style-name="ce22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3</text:p>
          </table:table-cell>
          <table:table-cell table:style-name="ce22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4</text:p>
          </table:table-cell>
          <table:table-cell table:style-name="ce22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5</text:p>
          </table:table-cell>
          <table:table-cell table:style-name="ce22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6</text:p>
          </table:table-cell>
          <table:table-cell table:style-name="ce22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7</text:p>
          </table:table-cell>
          <table:table-cell table:style-name="ce22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4</text:p>
          </table:table-cell>
          <table:table-cell table:style-name="ce22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5</text:p>
          </table:table-cell>
          <table:table-cell table:style-name="ce22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6</text:p>
          </table:table-cell>
          <table:table-cell table:style-name="ce22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7</text:p>
          </table:table-cell>
          <table:table-cell table:style-name="ce22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8</text:p>
          </table:table-cell>
          <table:table-cell table:style-name="ce22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9</text:p>
          </table:table-cell>
          <table:table-cell table:style-name="ce22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0</text:p>
          </table:table-cell>
          <table:table-cell table:style-name="ce22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1</text:p>
          </table:table-cell>
          <table:table-cell table:style-name="ce22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1032</text:p>
          </table:table-cell>
          <table:table-cell table:style-name="ce22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3</text:p>
          </table:table-cell>
          <table:table-cell table:style-name="ce8" office:value-type="string" calcext:value-type="string">
            <text:p>JSOBSGLXWWIRPD-VFQGVXTPSA-N</text:p>
          </table:table-cell>
          <table:table-cell table:style-name="ce8" office:value-type="string" calcext:value-type="string">
            <text:p>COC(=O)CC[C@@]12C=C[C@@H](O1)[C@H](C)C(=O)[C@@H]2C.COC(=O)CC[C@]12C=C[C@H](O1)[C@@H](C)C(=O)[C@H]2C</text:p>
          </table:table-cell>
          <table:table-cell table:style-name="ce8" office:value-type="string" calcext:value-type="string">
            <text:p>InChI=1S/2C13H18O4/c2*1-8-10-4-6-13(17-10,9(2)12(8)15)7-5-11(14)16-3/h2*4,6,8-10H,5,7H2,1-3H3/t2*8-,9-,10+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4</text:p>
          </table:table-cell>
          <table:table-cell table:style-name="ce8" office:value-type="string" calcext:value-type="string">
            <text:p>JUCDJIAZZSMWIS-YIOOGNBMSA-N</text:p>
          </table:table-cell>
          <table:table-cell table:style-name="ce8" office:value-type="string" calcext:value-type="string">
            <text:p>C[C@@H]1[C@@H]2C=C[C@@](CCCO)(O2)[C@H](C)[C@@H]1O[Si](C)(C)C(C)(C)C.C[C@@H]1[C@H](O[Si](C)(C)C(C)(C)C)[C@H](C)[C@]2(CCCO)C=C[C@H]1O2</text:p>
          </table:table-cell>
          <table:table-cell table:style-name="ce8" office:value-type="string" calcext:value-type="string">
            <text:p>InChI=1S/2C18H34O3Si/c2*1-13-15-9-11-18(20-15,10-8-12-19)14(2)16(13)21-22(6,7)17(3,4)5/h2*9,11,13-16,19H,8,10,12H2,1-7H3/t2*13-,14-,15+,16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5</text:p>
          </table:table-cell>
          <table:table-cell table:style-name="ce8" office:value-type="string" calcext:value-type="string">
            <text:p>CSBNTVBYECWLKU-CIGPUJQUSA-N</text:p>
          </table:table-cell>
          <table:table-cell table:style-name="ce8" office:value-type="string" calcext:value-type="string">
            <text:p>C[C@@H]1[C@@H]2C=C[C@@](CC/C=C\I)(O2)[C@H](C)[C@@H]1O[Si](C)(C)C(C)(C)C.C[C@@H]1[C@H](O[Si](C)(C)C(C)(C)C)[C@H](C)[C@]2(CC/C=C\I)C=C[C@H]1O2</text:p>
          </table:table-cell>
          <table:table-cell table:style-name="ce8" office:value-type="string" calcext:value-type="string">
            <text:p>InChI=1S/2C19H33IO2Si/c2*1-14-16-10-12-19(21-16,11-8-9-13-20)15(2)17(14)22-23(6,7)18(3,4)5/h2*9-10,12-17H,8,11H2,1-7H3/b2*13-9-/t2*14-,15-,16+,17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6</text:p>
          </table:table-cell>
          <table:table-cell table:style-name="ce8" office:value-type="string" calcext:value-type="string">
            <text:p>HDTNYQCHJDORNU-QGEQQEHASA-N</text:p>
          </table:table-cell>
          <table:table-cell table:style-name="ce8" office:value-type="string" calcext:value-type="string">
            <text:p>C[C@@H]1[C@@H]2C[C@H]3C=CCC[C@]3(O2)[C@H](C)[C@@H]1O[Si](C)(C)C(C)(C)C.C[C@@H]1[C@H](O[Si](C)(C)C(C)(C)C)[C@H](C)[C@]23CCC=C[C@H]2C[C@H]1O3</text:p>
          </table:table-cell>
          <table:table-cell table:style-name="ce8" office:value-type="string" calcext:value-type="string">
            <text:p>InChI=1S/2C19H34O2Si/c2*1-13-16-12-15-10-8-9-11-19(15,20-16)14(2)17(13)21-22(6,7)18(3,4)5/h2*8,10,13-17H,9,11-12H2,1-7H3/t2*13-,14-,15-,16+,17-,1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7</text:p>
          </table:table-cell>
          <table:table-cell table:style-name="ce8" office:value-type="string" calcext:value-type="string">
            <text:p>SZCPAKJQGDGINQ-UHFFFAOYSA-N</text:p>
          </table:table-cell>
          <table:table-cell table:style-name="ce8" office:value-type="string" calcext:value-type="string">
            <text:p>COC(=O)CCC1=CC=C(CO[Si](C)(C)C(C)(C)C)O1</text:p>
          </table:table-cell>
          <table:table-cell table:style-name="ce8" office:value-type="string" calcext:value-type="string">
            <text:p>InChI=1S/C15H26O4Si/c1-15(2,3)20(5,6)18-11-13-8-7-12(19-13)9-10-14(16)17-4/h7-8H,9-1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8</text:p>
          </table:table-cell>
          <table:table-cell table:style-name="ce8" office:value-type="string" calcext:value-type="string">
            <text:p>GKUJDIXNBKSSIZ-QVUSPSOHSA-N</text:p>
          </table:table-cell>
          <table:table-cell table:style-name="ce8" office:value-type="string" calcext:value-type="string">
            <text:p>COC(=O)CC[C@@]12C=C[C@@](CO[Si](C)(C)C(C)(C)C)(CC(=O)C1)O2.COC(=O)CC[C@]12C=C[C@](CO[Si](C)(C)C(C)(C)C)(CC(=O)C1)O2</text:p>
          </table:table-cell>
          <table:table-cell table:style-name="ce8" office:value-type="string" calcext:value-type="string">
            <text:p>InChI=1S/2C18H30O5Si/c2*1-16(2,3)24(5,6)22-13-18-10-9-17(23-18,11-14(19)12-18)8-7-15(20)21-4/h2*9-10H,7-8,11-13H2,1-6H3/t2*17-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9</text:p>
          </table:table-cell>
          <table:table-cell table:style-name="ce8" office:value-type="string" calcext:value-type="string">
            <text:p>BMQGTAUSNNFJIS-HFOHEHIVSA-N</text:p>
          </table:table-cell>
          <table:table-cell table:style-name="ce8" office:value-type="string" calcext:value-type="string">
            <text:p>CC(C)(C)[Si](C)(C)OC[C@@]12C=C[C@@](CCCO)(C[C@@H](O)C1)O2.CC(C)(C)[Si](C)(C)OC[C@]12C=C[C@](CCCO)(C[C@H](O)C1)O2</text:p>
          </table:table-cell>
          <table:table-cell table:style-name="ce8" office:value-type="string" calcext:value-type="string">
            <text:p>InChI=1S/2C17H32O4Si/c2*1-15(2,3)22(4,5)20-13-17-9-8-16(21-17,7-6-10-18)11-14(19)12-17/h2*8-9,14,18-19H,6-7,10-13H2,1-5H3/t2*14-,16+,17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0</text:p>
          </table:table-cell>
          <table:table-cell table:style-name="ce8" office:value-type="string" calcext:value-type="string">
            <text:p>UVXRBILAGPBLRX-MWUQKOCKSA-N</text:p>
          </table:table-cell>
          <table:table-cell table:style-name="ce8" office:value-type="string" calcext:value-type="string">
            <text:p>CC(C)(C)[Si](C)(C)OC[C@@]12C=C[C@@](CCCO)(C[C@@H](OCOCC3=CC=CC=C3)C1)O2.CC(C)(C)[Si](C)(C)OC[C@]12C=C[C@](CCCO)(C[C@H](OCOCC3=CC=CC=C3)C1)O2</text:p>
          </table:table-cell>
          <table:table-cell table:style-name="ce8" office:value-type="string" calcext:value-type="string">
            <text:p>InChI=1S/2C25H40O5Si/c2*1-23(2,3)31(4,5)29-19-25-14-13-24(30-25,12-9-15-26)16-22(17-25)28-20-27-18-21-10-7-6-8-11-21/h2*6-8,10-11,13-14,22,26H,9,12,15-20H2,1-5H3/t2*22-,24+,2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1</text:p>
          </table:table-cell>
          <table:table-cell table:style-name="ce8" office:value-type="string" calcext:value-type="string">
            <text:p>VHGHCBXRSVVZHS-DAXRORNMSA-N</text:p>
          </table:table-cell>
          <table:table-cell table:style-name="ce8" office:value-type="string" calcext:value-type="string">
            <text:p>CC(C)(C)[Si](C)(C)OC[C@@]12C=C[C@@](CC/C=C\I)(C[C@@H](OCOCC3=CC=CC=C3)C1)O2.CC(C)(C)[Si](C)(C)OC[C@]12C=C[C@](CC/C=C\I)(C[C@H](OCOCC3=CC=CC=C3)C1)O2</text:p>
          </table:table-cell>
          <table:table-cell table:style-name="ce8" office:value-type="string" calcext:value-type="string">
            <text:p>InChI=1S/2C26H39IO4Si/c2*1-24(2,3)32(4,5)30-20-26-15-14-25(31-26,13-9-10-16-27)17-23(18-26)29-21-28-19-22-11-7-6-8-12-22/h2*6-8,10-12,14-16,23H,9,13,17-21H2,1-5H3/b2*16-10-/t2*23-,25+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2</text:p>
          </table:table-cell>
          <table:table-cell table:style-name="ce8" office:value-type="string" calcext:value-type="string">
            <text:p>CJPLXSUOGWVSSF-PTBYFFGXSA-N</text:p>
          </table:table-cell>
          <table:table-cell table:style-name="ce8" office:value-type="string" calcext:value-type="string">
            <text:p>CC(C)(C)[Si](C)(C)OC[C@@]12C[C@@H](OCOCC3=CC=CC=C3)C[C@]3(CCC=C[C@@H]3C1)O2.CC(C)(C)[Si](C)(C)OC[C@]12C[C@H](OCOCC3=CC=CC=C3)C[C@@]3(CCC=C[C@H]3C1)O2</text:p>
          </table:table-cell>
          <table:table-cell table:style-name="ce8" office:value-type="string" calcext:value-type="string">
            <text:p>InChI=1S/2C26H40O4Si/c2*1-24(2,3)31(4,5)29-19-25-15-22-13-9-10-14-26(22,30-25)17-23(16-25)28-20-27-18-21-11-7-6-8-12-21/h2*6-9,11-13,22-23H,10,14-20H2,1-5H3/t2*22-,23-,25+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3</text:p>
          </table:table-cell>
          <table:table-cell table:style-name="ce8" office:value-type="string" calcext:value-type="string">
            <text:p>WBLFSZAFIBFOOE-FOGBSKPVSA-N</text:p>
          </table:table-cell>
          <table:table-cell table:style-name="ce8" office:value-type="string" calcext:value-type="string">
            <text:p>CC(C)(C)[Si](C)(C)OC[C@@]12C[C@@H](O)C[C@]3(CCC=C[C@@H]3C1)O2.CC(C)(C)[Si](C)(C)OC[C@]12C[C@H](O)C[C@@]3(CCC=C[C@H]3C1)O2</text:p>
          </table:table-cell>
          <table:table-cell table:style-name="ce8" office:value-type="string" calcext:value-type="string">
            <text:p>InChI=1S/2C18H32O3Si/c2*1-16(2,3)22(4,5)20-13-17-10-14-8-6-7-9-18(14,21-17)12-15(19)11-17/h2*6,8,14-15,19H,7,9-13H2,1-5H3/t2*14-,15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4</text:p>
          </table:table-cell>
          <table:table-cell table:style-name="ce8" office:value-type="string" calcext:value-type="string">
            <text:p>OLEBEQZRRRAROJ-BUSYSWKBSA-N</text:p>
          </table:table-cell>
          <table:table-cell table:style-name="ce8" office:value-type="string" calcext:value-type="string">
            <text:p>CC(C)(C)[Si](C)(C)OC[C@@]12CC(=O)C[C@]3(CCC=C[C@@H]3C1)O2.CC(C)(C)[Si](C)(C)OC[C@]12CC(=O)C[C@@]3(CCC=C[C@H]3C1)O2</text:p>
          </table:table-cell>
          <table:table-cell table:style-name="ce8" office:value-type="string" calcext:value-type="string">
            <text:p>InChI=1S/2C18H30O3Si/c2*1-16(2,3)22(4,5)20-13-17-10-14-8-6-7-9-18(14,21-17)12-15(19)11-17/h2*6,8,14H,7,9-13H2,1-5H3/t2*14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5</text:p>
          </table:table-cell>
          <table:table-cell table:style-name="ce8" office:value-type="string" calcext:value-type="string">
            <text:p>PUBQGQATMVRSPQ-WKXQHZALSA-N</text:p>
          </table:table-cell>
          <table:table-cell table:style-name="ce8" office:value-type="string" calcext:value-type="string">
            <text:p>C=CC[C@@H]1C(=O)C[C@@]2(CO[Si](C)(C)C(C)(C)C)C[C@@H]3C=CCC[C@@]13O2.C=CC[C@H]1C(=O)C[C@]2(CO[Si](C)(C)C(C)(C)C)C[C@H]3C=CCC[C@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+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6</text:p>
          </table:table-cell>
          <table:table-cell table:style-name="ce8" office:value-type="string" calcext:value-type="string">
            <text:p>PUBQGQATMVRSPQ-QQXWNOMNSA-N</text:p>
          </table:table-cell>
          <table:table-cell table:style-name="ce8" office:value-type="string" calcext:value-type="string">
            <text:p>C=CC[C@@H]1C(=O)C[C@]2(CO[Si](C)(C)C(C)(C)C)C[C@H]3C=CCC[C@@]31O2.C=CC[C@H]1C(=O)C[C@@]2(CO[Si](C)(C)C(C)(C)C)C[C@@H]3C=CCC[C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-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7</text:p>
          </table:table-cell>
          <table:table-cell table:style-name="ce8" office:value-type="string" calcext:value-type="string">
            <text:p>MHGLJTHTDBRFKC-OVMOPCHISA-N</text:p>
          </table:table-cell>
          <table:table-cell table:style-name="ce8" office:value-type="string" calcext:value-type="string">
            <text:p>C=CC[C@@H]1[C@](C#CC2=CC=CC=C2)(O[Si](C)(C)C)C[C@]2(CO[Si](C)(C)C(C)(C)C)C[C@H]3C=CCC[C@@]31O2.C=CC[C@H]1[C@@](C#CC2=CC=CC=C2)(O[Si](C)(C)C)C[C@@]2(CO[Si](C)(C)C(C)(C)C)C[C@@H]3C=CCC[C@]31O2</text:p>
          </table:table-cell>
          <table:table-cell table:style-name="ce8" office:value-type="string" calcext:value-type="string">
            <text:p>InChI=1S/2C32H48O3Si2/c2*1-10-16-28-31(35-36(5,6)7,22-20-26-17-12-11-13-18-26)24-30(25-33-37(8,9)29(2,3)4)23-27-19-14-15-21-32(27,28)34-30/h2*10-14,17-19,27-28H,1,15-16,21,23-25H2,2-9H3/t2*27-,28-,30+,31-,3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8</text:p>
          </table:table-cell>
          <table:table-cell table:style-name="ce8" office:value-type="string" calcext:value-type="string">
            <text:p>HIGHBJIHMDQWDJ-ZUTRZFNCSA-N</text:p>
          </table:table-cell>
          <table:table-cell table:style-name="ce8" office:value-type="string" calcext:value-type="string">
            <text:p>C[C@@H]1C[C@@H]2[C@](O[Si](C)(C)C)(C[C@]3(CO[Si](C)(C)C(C)(C)C)C[C@H]4C=CCC[C@@]42O3)/C1=C\C1=CC=CC=C1.C[C@H]1C[C@H]2[C@@](O[Si](C)(C)C)(C[C@@]3(CO[Si](C)(C)C(C)(C)C)C[C@@H]4C=CCC[C@]42O3)/C1=C\C1=CC=CC=C1</text:p>
          </table:table-cell>
          <table:table-cell table:style-name="ce8" office:value-type="string" calcext:value-type="string">
            <text:p>InChI=1S/2C32H50O3Si2/c2*1-24-19-28-31-18-14-13-17-26(31)21-30(34-31,23-33-37(8,9)29(2,3)4)22-32(28,35-36(5,6)7)27(24)20-25-15-11-10-12-16-25/h2*10-13,15-17,20,24,26,28H,14,18-19,21-23H2,1-9H3/b2*27-20-/t2*24-,26-,28+,30+,31-,3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9</text:p>
          </table:table-cell>
          <table:table-cell table:style-name="ce8" office:value-type="string" calcext:value-type="string">
            <text:p>RCQXLCWUGLWXFL-IJGHTXMNSA-N</text:p>
          </table:table-cell>
          <table:table-cell table:style-name="ce8" office:value-type="string" calcext:value-type="string">
            <text:p>C[C@@H]1C[C@@H]2[C@](O[Si](C)(C)C)(C[C@]3(CO)C[C@H]4C=CCC[C@@]42O3)/C1=C\C1=CC=CC=C1.C[C@H]1C[C@H]2[C@@](O[Si](C)(C)C)(C[C@@]3(CO)C[C@@H]4C=CCC[C@]42O3)/C1=C\C1=CC=CC=C1</text:p>
          </table:table-cell>
          <table:table-cell table:style-name="ce8" office:value-type="string" calcext:value-type="string">
            <text:p>InChI=1S/2C26H36O3Si/c2*1-19-14-23-25-13-9-8-12-21(25)16-24(18-27,28-25)17-26(23,29-30(2,3)4)22(19)15-20-10-6-5-7-11-20/h2*5-8,10-12,15,19,21,23,27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0</text:p>
          </table:table-cell>
          <table:table-cell table:style-name="ce8" office:value-type="string" calcext:value-type="string">
            <text:p>RDJSXQSSNQVQCP-IJGHTXMNSA-N</text:p>
          </table:table-cell>
          <table:table-cell table:style-name="ce8" office:value-type="string" calcext:value-type="string">
            <text:p>C[C@@H]1C[C@@H]2[C@](O[Si](C)(C)C)(C[C@]3(CI)C[C@H]4C=CCC[C@@]42O3)/C1=C\C1=CC=CC=C1.C[C@H]1C[C@H]2[C@@](O[Si](C)(C)C)(C[C@@]3(CI)C[C@@H]4C=CCC[C@]42O3)/C1=C\C1=CC=CC=C1</text:p>
          </table:table-cell>
          <table:table-cell table:style-name="ce8" office:value-type="string" calcext:value-type="string">
            <text:p>InChI=1S/2C26H35IO2Si/c2*1-19-14-23-25-13-9-8-12-21(25)16-24(18-27,28-25)17-26(23,29-30(2,3)4)22(19)15-20-10-6-5-7-11-20/h2*5-8,10-12,15,19,21,23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1</text:p>
          </table:table-cell>
          <table:table-cell table:style-name="ce8" office:value-type="string" calcext:value-type="string">
            <text:p>RVCMAOIZYXVCAK-OURHICJCSA-N</text:p>
          </table:table-cell>
          <table:table-cell table:style-name="ce8" office:value-type="string" calcext:value-type="string">
            <text:p>C=C1C[C@@H]2C=CCC[C@@]2(O)[C@H]2C[C@H](C)/C(=C/C3=CC=CC=C3)[C@]2(O[Si](C)(C)C)C1.C=C1C[C@H]2C=CCC[C@]2(O)[C@@H]2C[C@@H](C)/C(=C/C3=CC=CC=C3)[C@@]2(O[Si](C)(C)C)C1</text:p>
          </table:table-cell>
          <table:table-cell table:style-name="ce8" office:value-type="string" calcext:value-type="string">
            <text:p>InChI=1S/2C26H36O2Si/c2*1-19-15-22-13-9-10-14-25(22,27)24-16-20(2)23(17-21-11-7-6-8-12-21)26(24,18-19)28-29(3,4)5/h2*6-9,11-13,17,20,22,24,27H,1,10,14-16,18H2,2-5H3/b2*23-17-/t2*20-,22-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2</text:p>
          </table:table-cell>
          <table:table-cell table:style-name="ce8" office:value-type="string" calcext:value-type="string">
            <text:p>FIUWXGTVMJBEAF-OYRHEFFESA-N</text:p>
          </table:table-cell>
          <table:table-cell table:style-name="ce8" office:value-type="string" calcext:value-type="string">
            <text:p>CC(C)(C)[Si](C)(C)OC[C@@]12C=C[C@@](CO[Si](C)(C)C(C)(C)C)(CC(=O)C1)O2</text:p>
          </table:table-cell>
          <table:table-cell table:style-name="ce8" office:value-type="string" calcext:value-type="string">
            <text:p>InChI=1S/C21H40O4Si2/c1-18(2,3)26(7,8)23-15-20-11-12-21(25-20,14-17(22)13-20)16-24-27(9,10)19(4,5)6/h11-12H,13-16H2,1-10H3/t20-,2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3</text:p>
          </table:table-cell>
          <table:table-cell table:style-name="ce8" office:value-type="string" calcext:value-type="string">
            <text:p>GNYUXGZGGUOZDB-BETUJISGSA-N</text:p>
          </table:table-cell>
          <table:table-cell table:style-name="ce8" office:value-type="string" calcext:value-type="string">
            <text:p>CC(=O)OC[C@@]12C=C[C@@](COC(C)=O)(CC(=O)C1)O2</text:p>
          </table:table-cell>
          <table:table-cell table:style-name="ce8" office:value-type="string" calcext:value-type="string">
            <text:p>InChI=1S/C13H16O6/c1-9(14)17-7-12-3-4-13(19-12,6-11(16)5-12)8-18-10(2)15/h3-4H,5-8H2,1-2H3/t12-,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4</text:p>
          </table:table-cell>
          <table:table-cell table:style-name="ce8" office:value-type="string" calcext:value-type="string">
            <text:p>QOMGZLFRQMUMEH-WDEREUQCSA-N</text:p>
          </table:table-cell>
          <table:table-cell table:style-name="ce8" office:value-type="string" calcext:value-type="string">
            <text:p>CC(=O)OC[C@@]12C=C[C@@](CO)(CC(=O)C1)O2</text:p>
          </table:table-cell>
          <table:table-cell table:style-name="ce8" office:value-type="string" calcext:value-type="string">
            <text:p>InChI=1S/C11H14O5/c1-8(13)15-7-11-3-2-10(6-12,16-11)4-9(14)5-11/h2-3,12H,4-7H2,1H3/t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5</text:p>
          </table:table-cell>
          <table:table-cell table:style-name="ce8" office:value-type="string" calcext:value-type="string">
            <text:p>NYWHHEXCQXXINZ-SJORKVTESA-N</text:p>
          </table:table-cell>
          <table:table-cell table:style-name="ce8" office:value-type="string" calcext:value-type="string">
            <text:p>CC(=O)OC[C@@]12C=C[C@@](CO[Si](C)(C)C(C)(C)C)(CC(=O)C1)O2</text:p>
          </table:table-cell>
          <table:table-cell table:style-name="ce8" office:value-type="string" calcext:value-type="string">
            <text:p>InChI=1S/C17H28O5Si/c1-13(18)20-11-16-7-8-17(22-16,10-14(19)9-16)12-21-23(5,6)15(2,3)4/h7-8H,9-12H2,1-6H3/t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6</text:p>
          </table:table-cell>
          <table:table-cell table:style-name="ce8" office:value-type="string" calcext:value-type="string">
            <text:p>FJTIBBDODVSKQT-UAGQMJEPSA-N</text:p>
          </table:table-cell>
          <table:table-cell table:style-name="ce8" office:value-type="string" calcext:value-type="string">
            <text:p>CC(=O)OC[C@@]12C=C[C@@](CO[Si](C)(C)C(C)(C)C)(C[C@@H](O)C1)O2</text:p>
          </table:table-cell>
          <table:table-cell table:style-name="ce8" office:value-type="string" calcext:value-type="string">
            <text:p>InChI=1S/C17H30O5Si/c1-13(18)20-11-16-7-8-17(22-16,10-14(19)9-16)12-21-23(5,6)15(2,3)4/h7-8,14,19H,9-12H2,1-6H3/t14-,16+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7</text:p>
          </table:table-cell>
          <table:table-cell table:style-name="ce8" office:value-type="string" calcext:value-type="string">
            <text:p>MKPUKHINZQHKLD-CAOCKLPOSA-N</text:p>
          </table:table-cell>
          <table:table-cell table:style-name="ce8" office:value-type="string" calcext:value-type="string">
            <text:p>CC(=O)OC[C@@]12C=C[C@@](CO[Si](C)(C)C(C)(C)C)(C[C@@H](OCOCC3=CC=CC=C3)C1)O2</text:p>
          </table:table-cell>
          <table:table-cell table:style-name="ce8" office:value-type="string" calcext:value-type="string">
            <text:p>InChI=1S/C25H38O6Si/c1-20(26)28-17-24-12-13-25(31-24,18-30-32(5,6)23(2,3)4)15-22(14-24)29-19-27-16-21-10-8-7-9-11-21/h7-13,22H,14-19H2,1-6H3/t22-,24+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8</text:p>
          </table:table-cell>
          <table:table-cell table:style-name="ce8" office:value-type="string" calcext:value-type="string">
            <text:p>JTULMCOHCYGLAJ-WWNPGLIZSA-N</text:p>
          </table:table-cell>
          <table:table-cell table:style-name="ce8" office:value-type="string" calcext:value-type="string">
            <text:p>CC(C)(C)[Si](C)(C)OC[C@]12C=C[C@](CO)(C[C@H](OCOCC3=CC=CC=C3)C1)O2</text:p>
          </table:table-cell>
          <table:table-cell table:style-name="ce8" office:value-type="string" calcext:value-type="string">
            <text:p>InChI=1S/C23H36O5Si/c1-21(2,3)29(4,5)27-17-23-12-11-22(16-24,28-23)13-20(14-23)26-18-25-15-19-9-7-6-8-10-19/h6-12,20,24H,13-18H2,1-5H3/t20-,22+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9</text:p>
          </table:table-cell>
          <table:table-cell table:style-name="ce8" office:value-type="string" calcext:value-type="string">
            <text:p>WDPNITMJSPALDT-MHZLTWQESA-N</text:p>
          </table:table-cell>
          <table:table-cell table:style-name="ce8" office:value-type="string" calcext:value-type="string">
            <text:p>O=C(C=P(C1=CC=CC=C1)(C1=CC=CC=C1)C1=CC=CC=C1)N1C(=O)OC[C@H]1C1=CC=CC=C1</text:p>
          </table:table-cell>
          <table:table-cell table:style-name="ce8" office:value-type="string" calcext:value-type="string">
            <text:p>InChI=1S/C29H24NO3P/c31-28(30-27(21-33-29(30)32)23-13-5-1-6-14-23)22-34(24-15-7-2-8-16-24,25-17-9-3-10-18-25)26-19-11-4-12-20-26/h1-20,22,27H,21H2/t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0</text:p>
          </table:table-cell>
          <table:table-cell table:style-name="ce8" office:value-type="string" calcext:value-type="string">
            <text:p>VGQWIPYMOGTJTK-WTTJCFGUSA-N</text:p>
          </table:table-cell>
          <table:table-cell table:style-name="ce8" office:value-type="string" calcext:value-type="string">
            <text:p>CC(C)(C)[Si](C)(C)OC[C@]12C=C[C@](/C=C/C(=O)N3C(=O)OC[C@H]3C3=CC=CC=C3)(C[C@H](OCOCC3=CC=CC=C3)C1)O2</text:p>
          </table:table-cell>
          <table:table-cell table:style-name="ce8" office:value-type="string" calcext:value-type="string">
            <text:p>InChI=1S/C34H43NO7Si/c1-32(2,3)43(4,5)41-24-34-19-18-33(42-34,20-28(21-34)40-25-38-22-26-12-8-6-9-13-26)17-16-30(36)35-29(23-39-31(35)37)27-14-10-7-11-15-27/h6-19,28-29H,20-25H2,1-5H3/b17-16+/t28-,29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1</text:p>
          </table:table-cell>
          <table:table-cell table:style-name="ce8" office:value-type="string" calcext:value-type="string">
            <text:p>FPAMZKCHTWAHLQ-WYZCXRIISA-N</text:p>
          </table:table-cell>
          <table:table-cell table:style-name="ce8" office:value-type="string" calcext:value-type="string">
            <text:p>C[C@H](CC(=O)N1C(=O)OC[C@H]1C1=CC=CC=C1)[C@@]12C=C[C@@](CO[Si](C)(C)C(C)(C)C)(C[C@@H](OCOCC3=CC=CC=C3)C1)O2</text:p>
          </table:table-cell>
          <table:table-cell table:style-name="ce8" office:value-type="string" calcext:value-type="string">
            <text:p>InChI=1S/C35H47NO7Si/c1-26(19-31(37)36-30(23-40-32(36)38)28-15-11-8-12-16-28)35-18-17-34(43-35,24-42-44(5,6)33(2,3)4)20-29(21-35)41-25-39-22-27-13-9-7-10-14-27/h7-18,26,29-30H,19-25H2,1-6H3/t26-,29-,30+,34+,3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2</text:p>
          </table:table-cell>
          <table:table-cell table:style-name="ce8" office:value-type="string" calcext:value-type="string">
            <text:p>IHWMUUZPFZCDGR-VBSYDLGNSA-N</text:p>
          </table:table-cell>
          <table:table-cell table:style-name="ce8" office:value-type="string" calcext:value-type="string">
            <text:p>C[C@H](CCO)[C@@]12C=C[C@@](CO[Si](C)(C)C(C)(C)C)(C[C@@H](OCOCC3=CC=CC=C3)C1)O2</text:p>
          </table:table-cell>
          <table:table-cell table:style-name="ce8" office:value-type="string" calcext:value-type="string">
            <text:p>InChI=1S/C26H42O5Si/c1-21(12-15-27)26-14-13-25(31-26,19-30-32(5,6)24(2,3)4)16-23(17-26)29-20-28-18-22-10-8-7-9-11-22/h7-11,13-14,21,23,27H,12,15-20H2,1-6H3/t21-,23-,25+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3</text:p>
          </table:table-cell>
          <table:table-cell table:style-name="ce8" office:value-type="string" calcext:value-type="string">
            <text:p>GWMQPISZSFLQBO-ZLSWFGHBSA-N</text:p>
          </table:table-cell>
          <table:table-cell table:style-name="ce8" office:value-type="string" calcext:value-type="string">
            <text:p>C[C@H](C/C=C\I)[C@@]12C=C[C@@](CO[Si](C)(C)C(C)(C)C)(C[C@@H](OCOCC3=CC=CC=C3)C1)O2</text:p>
          </table:table-cell>
          <table:table-cell table:style-name="ce8" office:value-type="string" calcext:value-type="string">
            <text:p>InChI=1S/C27H41IO4Si/c1-22(11-10-16-28)27-15-14-26(32-27,20-31-33(5,6)25(2,3)4)17-24(18-27)30-21-29-19-23-12-8-7-9-13-23/h7-10,12-16,22,24H,11,17-21H2,1-6H3/b16-10-/t22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4</text:p>
          </table:table-cell>
          <table:table-cell table:style-name="ce8" office:value-type="string" calcext:value-type="string">
            <text:p>CMBPJWGXLCHYGG-WMAQBDPDSA-N</text:p>
          </table:table-cell>
          <table:table-cell table:style-name="ce8" office:value-type="string" calcext:value-type="string">
            <text:p>C[C@@H]1CC=C[C@@H]2C[C@@]3(CO[Si](C)(C)C(C)(C)C)C[C@@H](OCOCC4=CC=CC=C4)C[C@]21O3</text:p>
          </table:table-cell>
          <table:table-cell table:style-name="ce8" office:value-type="string" calcext:value-type="string">
            <text:p>InChI=1S/C27H42O4Si/c1-21-11-10-14-23-15-26(19-30-32(5,6)25(2,3)4)16-24(17-27(21,23)31-26)29-20-28-18-22-12-8-7-9-13-22/h7-10,12-14,21,23-24H,11,15-20H2,1-6H3/t21-,23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5</text:p>
          </table:table-cell>
          <table:table-cell table:style-name="ce8" office:value-type="string" calcext:value-type="string">
            <text:p>PJJBWQYZFSQIKK-LLLOQXOTSA-N</text:p>
          </table:table-cell>
          <table:table-cell table:style-name="ce8" office:value-type="string" calcext:value-type="string">
            <text:p>C[C@@H]1CC=C[C@@H]2C[C@@]3(CO[Si](C)(C)C(C)(C)C)C[C@@H](O)C[C@]21O3</text:p>
          </table:table-cell>
          <table:table-cell table:style-name="ce8" office:value-type="string" calcext:value-type="string">
            <text:p>InChI=1S/C19H34O3Si/c1-14-8-7-9-15-10-18(11-16(20)12-19(14,15)22-18)13-21-23(5,6)17(2,3)4/h7,9,14-16,20H,8,10-13H2,1-6H3/t14-,15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6</text:p>
          </table:table-cell>
          <table:table-cell table:style-name="ce8" office:value-type="string" calcext:value-type="string">
            <text:p>TXTAUURHTWHGQH-VVWQDTPRSA-N</text:p>
          </table:table-cell>
          <table:table-cell table:style-name="ce8" office:value-type="string" calcext:value-type="string">
            <text:p>C[C@@H]1CC=C[C@@H]2C[C@@]3(CO[Si](C)(C)C(C)(C)C)CC(=O)C[C@]21O3</text:p>
          </table:table-cell>
          <table:table-cell table:style-name="ce8" office:value-type="string" calcext:value-type="string">
            <text:p>InChI=1S/C19H32O3Si/c1-14-8-7-9-15-10-18(11-16(20)12-19(14,15)22-18)13-21-23(5,6)17(2,3)4/h7,9,14-15H,8,10-13H2,1-6H3/t14-,15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7</text:p>
          </table:table-cell>
          <table:table-cell table:style-name="ce8" office:value-type="string" calcext:value-type="string">
            <text:p>ZCMUFCSSLJUDRD-KYXKYNKESA-N</text:p>
          </table:table-cell>
          <table:table-cell table:style-name="ce8" office:value-type="string" calcext:value-type="string">
            <text:p>C[C@@H]1CC=C[C@@H]2C[C@@]3(CO[Si](C)(C)C(C)(C)C)C=C(O[Si](C)(C)C(C)(C)C)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6,19-20H,13,15,17-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8</text:p>
          </table:table-cell>
          <table:table-cell table:style-name="ce8" office:value-type="string" calcext:value-type="string">
            <text:p>VYHNTEVYZQVDHN-KYXKYNKESA-N</text:p>
          </table:table-cell>
          <table:table-cell table:style-name="ce8" office:value-type="string" calcext:value-type="string">
            <text:p>C[C@@H]1CC=C[C@@H]2C[C@@]3(CO[Si](C)(C)C(C)(C)C)CC(O[Si](C)(C)C(C)(C)C)=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7,19-20H,13,15-16,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9</text:p>
          </table:table-cell>
          <table:table-cell table:style-name="ce8" office:value-type="string" calcext:value-type="string">
            <text:p>WKVZUBSJVPWJRL-FRFIEDCNSA-N</text:p>
          </table:table-cell>
          <table:table-cell table:style-name="ce8" office:value-type="string" calcext:value-type="string">
            <text:p>C[C@@H]1CC=C[C@@H]2C[C@@]3(CO[Si](C)(C)C(C)(C)C)CC(=O)[C@@H](I)[C@]21O3</text:p>
          </table:table-cell>
          <table:table-cell table:style-name="ce8" office:value-type="string" calcext:value-type="string">
            <text:p>InChI=1S/C19H31IO3Si/c1-13-8-7-9-14-10-18(12-22-24(5,6)17(2,3)4)11-15(21)16(20)19(13,14)23-18/h7,9,13-14,16H,8,10-12H2,1-6H3/t13-,14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0</text:p>
          </table:table-cell>
          <table:table-cell table:style-name="ce8" office:value-type="string" calcext:value-type="string">
            <text:p>WDDDHVXFBLSKDF-SCFBQEJPSA-N</text:p>
          </table:table-cell>
          <table:table-cell table:style-name="ce8" office:value-type="string" calcext:value-type="string">
            <text:p>C=CC[C@@H]1C(=O)C[C@]2(CO[Si](C)(C)C(C)(C)C)C[C@H]3C=CC[C@@H](C)[C@@]31O2</text:p>
          </table:table-cell>
          <table:table-cell table:style-name="ce8" office:value-type="string" calcext:value-type="string">
            <text:p>InChI=1S/C22H36O3Si/c1-8-10-18-19(23)14-21(15-24-26(6,7)20(3,4)5)13-17-12-9-11-16(2)22(17,18)25-21/h8-9,12,16-18H,1,10-11,13-15H2,2-7H3/t16-,17-,18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1</text:p>
          </table:table-cell>
          <table:table-cell table:style-name="ce8" office:value-type="string" calcext:value-type="string">
            <text:p>SWZKYZNHUCBJOV-CABCVRRESA-N</text:p>
          </table:table-cell>
          <table:table-cell table:style-name="ce8" office:value-type="string" calcext:value-type="string">
            <text:p>CC(C)(C)[Si](C)(C)OC[C@]12C=C[C@](CO)(CC(=O)C1)O2</text:p>
          </table:table-cell>
          <table:table-cell table:style-name="ce8" office:value-type="string" calcext:value-type="string">
            <text:p>InChI=1S/C15H26O4Si/c1-13(2,3)20(4,5)18-11-15-7-6-14(10-16,19-15)8-12(17)9-15/h6-7,16H,8-11H2,1-5H3/t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2</text:p>
          </table:table-cell>
          <table:table-cell table:style-name="ce8" office:value-type="string" calcext:value-type="string">
            <text:p>WPLOFKJLHVBIDV-PKTZIBPZSA-N</text:p>
          </table:table-cell>
          <table:table-cell table:style-name="ce8" office:value-type="string" calcext:value-type="string">
            <text:p>CC(C)(C)[Si](C)(C)OC[C@]12C=C[C@](COCOCC3=CC=CC=C3)(CC(=O)C1)O2</text:p>
          </table:table-cell>
          <table:table-cell table:style-name="ce8" office:value-type="string" calcext:value-type="string">
            <text:p>InChI=1S/C23H34O5Si/c1-21(2,3)29(4,5)27-17-23-12-11-22(28-23,13-20(24)14-23)16-26-18-25-15-19-9-7-6-8-10-19/h6-12H,13-18H2,1-5H3/t22-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3</text:p>
          </table:table-cell>
          <table:table-cell table:style-name="ce8" office:value-type="string" calcext:value-type="string">
            <text:p>ZCTDFMQVCOZGOP-ZEQRLZLVSA-N</text:p>
          </table:table-cell>
          <table:table-cell table:style-name="ce8" office:value-type="string" calcext:value-type="string">
            <text:p>C=C1C(=O)C[C@]2(CO[Si](C)(C)C(C)(C)C)C=C[C@@]1(COCOCC1=CC=CC=C1)O2</text:p>
          </table:table-cell>
          <table:table-cell table:style-name="ce8" office:value-type="string" calcext:value-type="string">
            <text:p>InChI=1S/C24H34O5Si/c1-19-21(25)14-23(16-28-30(5,6)22(2,3)4)12-13-24(19,29-23)17-27-18-26-15-20-10-8-7-9-11-20/h7-13H,1,14-18H2,2-6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4</text:p>
          </table:table-cell>
          <table:table-cell table:style-name="ce8" office:value-type="string" calcext:value-type="string">
            <text:p>VRJHUQPRLQOLFP-RZFJZAQRSA-N</text:p>
          </table:table-cell>
          <table:table-cell table:style-name="ce8" office:value-type="string" calcext:value-type="string">
            <text:p>C=CC[C@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5</text:p>
          </table:table-cell>
          <table:table-cell table:style-name="ce8" office:value-type="string" calcext:value-type="string">
            <text:p>ZDBWMVWGEHMQDS-PMVMPFDFSA-N</text:p>
          </table:table-cell>
          <table:table-cell table:style-name="ce8" office:value-type="string" calcext:value-type="string">
            <text:p>CC(C)(C)[Si](C)(C)OC[C@@]12C=C[C@@](COCOCC3=CC=CC=C3)(O1)[C@@H](I)C(=O)C2</text:p>
          </table:table-cell>
          <table:table-cell table:style-name="ce8" office:value-type="string" calcext:value-type="string">
            <text:p>InChI=1S/C23H33IO5Si/c1-21(2,3)30(4,5)28-15-22-11-12-23(29-22,20(24)19(25)13-22)16-27-17-26-14-18-9-7-6-8-10-18/h6-12,20H,13-17H2,1-5H3/t20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6</text:p>
          </table:table-cell>
          <table:table-cell table:style-name="ce8" office:value-type="string" calcext:value-type="string">
            <text:p>VRJHUQPRLQOLFP-HRNNMHKYSA-N</text:p>
          </table:table-cell>
          <table:table-cell table:style-name="ce8" office:value-type="string" calcext:value-type="string">
            <text:p>C=CC[C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7</text:p>
          </table:table-cell>
          <table:table-cell table:style-name="ce8" office:value-type="string" calcext:value-type="string">
            <text:p>KDODUHAWRQARNF-JTTJSRJUSA-N</text:p>
          </table:table-cell>
          <table:table-cell table:style-name="ce8" office:value-type="string" calcext:value-type="string">
            <text:p>C=CC[C@@H]1[C@](C#CC2=CC=CC=C2)(O[Si](C)(C)C)C[C@]2(CO[Si](C)(C)C(C)(C)C)C=C[C@@]1(COCOCC1=CC=CC=C1)O2</text:p>
          </table:table-cell>
          <table:table-cell table:style-name="ce8" office:value-type="string" calcext:value-type="string">
            <text:p>InChI=1S/C37H52O5Si2/c1-10-17-33-36(42-43(5,6)7,23-22-31-18-13-11-14-19-31)27-35(28-40-44(8,9)34(2,3)4)24-25-37(33,41-35)29-39-30-38-26-32-20-15-12-16-21-32/h10-16,18-21,24-25,33H,1,17,26-30H2,2-9H3/t33-,35+,36-,3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8</text:p>
          </table:table-cell>
          <table:table-cell table:style-name="ce8" office:value-type="string" calcext:value-type="string">
            <text:p>CXXYGDKTAPFUNP-MXYFDVTLSA-N</text:p>
          </table:table-cell>
          <table:table-cell table:style-name="ce8" office:value-type="string" calcext:value-type="string">
            <text:p>C=CC[C@@H]1[C@](C#CC2=CC=CC=C2)(O[Si](C)(C)C)C[C@]2(CO[Si](C)(C)C(C)(C)C)C=C[C@@]1(CO)O2</text:p>
          </table:table-cell>
          <table:table-cell table:style-name="ce8" office:value-type="string" calcext:value-type="string">
            <text:p>InChI=1S/C29H44O4Si2/c1-10-14-25-28(33-34(5,6)7,18-17-24-15-12-11-13-16-24)21-27(19-20-29(25,22-30)32-27)23-31-35(8,9)26(2,3)4/h10-13,15-16,19-20,25,30H,1,14,21-23H2,2-9H3/t25-,27+,28-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9</text:p>
          </table:table-cell>
          <table:table-cell table:style-name="ce8" office:value-type="string" calcext:value-type="string">
            <text:p>XVBLUMGKNXYGLC-OFRWEQMWSA-N</text:p>
          </table:table-cell>
          <table:table-cell table:style-name="ce8" office:value-type="string" calcext:value-type="string">
            <text:p>C=CC[C@H]1[C@@]2(/C=C/C(=O)N3C(=O)OC[C@H]3C3=CC=CC=C3)C=C[C@@](CO[Si](C)(C)C(C)(C)C)(C[C@@]1(C#CC1=CC=CC=C1)O[Si](C)(C)C)O2</text:p>
          </table:table-cell>
          <table:table-cell table:style-name="ce8" office:value-type="string" calcext:value-type="string">
            <text:p>InChI=1S/C40H51NO6Si2/c1-10-17-34-39(25-23-35(42)41-33(28-44-36(41)43)32-20-15-12-16-21-32)27-26-38(46-39,30-45-49(8,9)37(2,3)4)29-40(34,47-48(5,6)7)24-22-31-18-13-11-14-19-31/h10-16,18-21,23,25-27,33-34H,1,17,28-30H2,2-9H3/b25-23+/t33-,34-,38-,39+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0</text:p>
          </table:table-cell>
          <table:table-cell table:style-name="ce8" office:value-type="string" calcext:value-type="string">
            <text:p>BGJVWABPVGPCDK-DFZZSCJJSA-N</text:p>
          </table:table-cell>
          <table:table-cell table:style-name="ce8" office:value-type="string" calcext:value-type="string">
            <text:p>C=CC[C@@H]1[C@](C#CC2=CC=CC=C2)(O[Si](C)(C)C)C[C@]2(CO[Si](C)(C)C(C)(C)C)C=C[C@@]1([C@H](C)CC(=O)N1C(=O)OC[C@H]1C1=CC=CC=C1)O2</text:p>
          </table:table-cell>
          <table:table-cell table:style-name="ce8" office:value-type="string" calcext:value-type="string">
            <text:p>InChI=1S/C41H55NO6Si2/c1-11-18-35-40(48-49(6,7)8,24-23-32-19-14-12-15-20-32)29-39(30-46-50(9,10)38(3,4)5)25-26-41(35,47-39)31(2)27-36(43)42-34(28-45-37(42)44)33-21-16-13-17-22-33/h11-17,19-22,25-26,31,34-35H,1,18,27-30H2,2-10H3/t31-,34+,35-,39+,40-,4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1</text:p>
          </table:table-cell>
          <table:table-cell table:style-name="ce8" office:value-type="string" calcext:value-type="string">
            <text:p>ZMSIEKAMDGKHIB-MUPBTJQCSA-N</text:p>
          </table:table-cell>
          <table:table-cell table:style-name="ce8" office:value-type="string" calcext:value-type="string">
            <text:p>C=CC[C@@H]1[C@](C#CC2=CC=CC=C2)(O[Si](C)(C)C)C[C@]2(CO[Si](C)(C)C(C)(C)C)C=C[C@@]1([C@H](C)CCO)O2</text:p>
          </table:table-cell>
          <table:table-cell table:style-name="ce8" office:value-type="string" calcext:value-type="string">
            <text:p>InChI=1S/C32H50O4Si2/c1-11-15-28-31(36-37(6,7)8,20-18-27-16-13-12-14-17-27)24-30(25-34-38(9,10)29(3,4)5)21-22-32(28,35-30)26(2)19-23-33/h11-14,16-17,21-22,26,28,33H,1,15,19,23-25H2,2-10H3/t26-,28-,30+,31-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2</text:p>
          </table:table-cell>
          <table:table-cell table:style-name="ce8" office:value-type="string" calcext:value-type="string">
            <text:p>SUOIMTJLIJDLLS-VERVRWBQSA-N</text:p>
          </table:table-cell>
          <table:table-cell table:style-name="ce8" office:value-type="string" calcext:value-type="string">
            <text:p>C=CC[C@@H]1[C@](C#CC2=CC=CC=C2)(O[Si](C)(C)C)C[C@]2(CO[Si](C)(C)C(C)(C)C)C=C[C@@]1([C@H](C)C/C=C\I)O2</text:p>
          </table:table-cell>
          <table:table-cell table:style-name="ce8" office:value-type="string" calcext:value-type="string">
            <text:p>InChI=1S/C33H49IO3Si2/c1-11-16-29-32(37-38(6,7)8,21-20-28-18-13-12-14-19-28)25-31(26-35-39(9,10)30(3,4)5)22-23-33(29,36-31)27(2)17-15-24-34/h11-15,18-19,22-24,27,29H,1,16-17,25-26H2,2-10H3/b24-15-/t27-,29-,31+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3</text:p>
          </table:table-cell>
          <table:table-cell table:style-name="ce8" office:value-type="string" calcext:value-type="string">
            <text:p>NEMAKUOXGFURCI-WKFNTXJCSA-N</text:p>
          </table:table-cell>
          <table:table-cell table:style-name="ce8" office:value-type="string" calcext:value-type="string">
            <text:p>C=CC[C@@H]1[C@](C#CC2=CC=CC=C2)(O[Si](C)(C)C)C[C@]2(CO[Si](C)(C)C(C)(C)C)C[C@H]3C=CC[C@@H](C)[C@@]31O2</text:p>
          </table:table-cell>
          <table:table-cell table:style-name="ce8" office:value-type="string" calcext:value-type="string">
            <text:p>InChI=1S/C33H50O3Si2/c1-11-16-29-32(36-37(6,7)8,22-21-27-18-13-12-14-19-27)24-31(25-34-38(9,10)30(3,4)5)23-28-20-15-17-26(2)33(28,29)35-31/h11-15,18-20,26,28-29H,1,16-17,23-25H2,2-10H3/t26-,28-,29-,31+,32-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4</text:p>
          </table:table-cell>
          <table:table-cell table:style-name="ce8" office:value-type="string" calcext:value-type="string">
            <text:p>GBXSSJDYAJECNQ-QSMKXLHASA-N</text:p>
          </table:table-cell>
          <table:table-cell table:style-name="ce8" office:value-type="string" calcext:value-type="string">
            <text:p>C[C@@H]1C[C@@H]2[C@](O[Si](C)(C)C)(C[C@]3(CO[Si](C)(C)C(C)(C)C)C[C@H]4C=CC[C@@H](C)[C@@]42O3)/C1=C\C1=CC=CC=C1</text:p>
          </table:table-cell>
          <table:table-cell table:style-name="ce8" office:value-type="string" calcext:value-type="string">
            <text:p>InChI=1S/C33H52O3Si2/c1-24-19-29-32(36-37(6,7)8,28(24)20-26-16-12-11-13-17-26)22-31(23-34-38(9,10)30(3,4)5)21-27-18-14-15-25(2)33(27,29)35-31/h11-14,16-18,20,24-25,27,29H,15,19,21-23H2,1-10H3/b28-20-/t24-,25-,27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5</text:p>
          </table:table-cell>
          <table:table-cell table:style-name="ce8" office:value-type="string" calcext:value-type="string">
            <text:p>OWWTUIIDXNYRJF-WPZYWXIVSA-N</text:p>
          </table:table-cell>
          <table:table-cell table:style-name="ce8" office:value-type="string" calcext:value-type="string">
            <text:p>C[C@@H]1C(=O)C=C[C@@H]2C[C@@]3(CO[Si](C)(C)C(C)(C)C)C[C@]4(O[Si](C)(C)C)/C(=C\C5=CC=CC=C5)[C@H](C)C[C@H]4[C@]21O3</text:p>
          </table:table-cell>
          <table:table-cell table:style-name="ce8" office:value-type="string" calcext:value-type="string">
            <text:p>InChI=1S/C33H50O4Si2/c1-23-18-29-32(37-38(6,7)8,27(23)19-25-14-12-11-13-15-25)21-31(22-35-39(9,10)30(3,4)5)20-26-16-17-28(34)24(2)33(26,29)36-31/h11-17,19,23-24,26,29H,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6</text:p>
          </table:table-cell>
          <table:table-cell table:style-name="ce8" office:value-type="string" calcext:value-type="string">
            <text:p>DCVJJBWMQVPJCC-WUHPRGBESA-N</text:p>
          </table:table-cell>
          <table:table-cell table:style-name="ce8" office:value-type="string" calcext:value-type="string">
            <text:p>C[C@@H]1C[C@@H]2[C@](O[Si](C)(C)C)(C[C@]3(CO[Si](C)(C)C(C)(C)C)C[C@H]4[C@H]5O[C@H]5C[C@@H](C)[C@@]42O3)/C1=C\C1=CC=CC=C1</text:p>
          </table:table-cell>
          <table:table-cell table:style-name="ce8" office:value-type="string" calcext:value-type="string">
            <text:p>InChI=1S/C33H52O4Si2/c1-22-16-28-32(37-38(6,7)8,25(22)18-24-14-12-11-13-15-24)20-31(21-34-39(9,10)30(3,4)5)19-26-29-27(35-29)17-23(2)33(26,28)36-31/h11-15,18,22-23,26-29H,16-17,19-21H2,1-10H3/b25-18-/t22-,23-,26+,27+,28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7</text:p>
          </table:table-cell>
          <table:table-cell table:style-name="ce8" office:value-type="string" calcext:value-type="string">
            <text:p>NISOKYNKVHQIIY-WPZYWXIVSA-N</text:p>
          </table:table-cell>
          <table:table-cell table:style-name="ce8" office:value-type="string" calcext:value-type="string">
            <text:p>C[C@@H]1C(=O)CC[C@@H]2C[C@@]3(CO[Si](C)(C)C(C)(C)C)C[C@]4(O[Si](C)(C)C)/C(=C\C5=CC=CC=C5)[C@H](C)C[C@H]4[C@@]12O3</text:p>
          </table:table-cell>
          <table:table-cell table:style-name="ce8" office:value-type="string" calcext:value-type="string">
            <text:p>InChI=1S/C33H52O4Si2/c1-23-18-29-32(37-38(6,7)8,27(23)19-25-14-12-11-13-15-25)21-31(22-35-39(9,10)30(3,4)5)20-26-16-17-28(34)24(2)33(26,29)36-31/h11-15,19,23-24,26,29H,16-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 table:number-rows-repeated="1047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K1:Sheet1.K1048576">
            <calcext:condition calcext:apply-style-name="ConditionalStyle_1" calcext:value="=&quot;YES&quot;" calcext:base-cell-address="Sheet1.K1"/>
          </calcext:conditional-format>
          <calcext:conditional-format calcext:target-range-address="Sheet1.B1089:Sheet1.B1048576 Sheet1.B1:Sheet1.B370 Sheet1.B372:Sheet1.B378 Sheet1.B392:Sheet1.B464 Sheet1.B476:Sheet1.B506 Sheet1.B511:Sheet1.B558 Sheet1.B589:Sheet1.B616 Sheet1.B665:Sheet1.B719 Sheet1.B745:Sheet1.B804 Sheet1.B892:Sheet1.B900 Sheet1.B925:Sheet1.B961 Sheet1.B969:Sheet1.B970 Sheet1.B995:Sheet1.B1004 Sheet1.B577:Sheet1.B577 Sheet1.B1025:Sheet1.B1033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5:03:44.473784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18T15:07:32.610615594</dc:date>
    <meta:generator>LibreOffice/6.0.7.3$Linux_X86_64 LibreOffice_project/00m0$Build-3</meta:generator>
    <meta:editing-duration>PT5H31M</meta:editing-duration>
    <meta:editing-cycles>85</meta:editing-cycles>
    <meta:document-statistic meta:table-count="1" meta:cell-count="12901" meta:object-count="0"/>
    <meta:user-defined meta:name="AppVersion">16.0300</meta:user-defined>
    <meta:user-defined meta:name="Company">University Libraries</meta:user-defined>
  </office:meta>
</office:document-meta>
</file>